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 style:master-page-name="Standard">
      <loext:graphic-properties draw:fill="solid" draw:fill-color="#ffffff"/>
      <style:paragraph-properties fo:margin-top="0in" fo:margin-bottom="0.2709in" loext:contextual-spacing="false" fo:line-height="100%" style:page-number="1" fo:background-color="#ffffff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Arial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jdgxs"/><text:span text:style-name="T1">Core Java: Part </text:span><text:span text:style-name="T2">7 ANS</text:span></text:p>
      <text:p text:style-name="P3"><text:span text:style-name="T3">1.What is an actor model?</text:span></text:p>
      <text:p text:style-name="P3"><text:span text:style-name="T3">A) An actor model can represent an external entity which communicates with the system</text:span></text:p>
      <text:p text:style-name="P3"><text:span text:style-name="T3">B) An actor can represent a specific physical entity</text:span></text:p>
      <text:p text:style-name="P3"><text:span text:style-name="T3">C) An Actor model can represent a role played by the User.</text:span></text:p>
      <text:p text:style-name="P3"><text:span text:style-name="T3">D) All of the above</text:span></text:p>
      <text:p text:style-name="P3"><text:span text:style-name="T3">ANS) All of the above</text:span></text:p>
      <text:p text:style-name="P4"/>
      <text:p text:style-name="P3"><text:span text:style-name="T3">2.How to represent an instance in a UML diagram</text:span></text:p>
      <text:p text:style-name="P3"><text:span text:style-name="T3">A) underline</text:span></text:p>
      <text:p text:style-name="P3"><text:span text:style-name="T3">B) slanted line</text:span></text:p>
      <text:p text:style-name="P3"><text:span text:style-name="T3">C) overline</text:span></text:p>
      <text:p text:style-name="P3"><text:span text:style-name="T3">D) Dashed line</text:span></text:p>
      <text:p text:style-name="P3"><text:span text:style-name="T3">ANS) underline</text:span></text:p>
      <text:p text:style-name="P4"/>
      <text:p text:style-name="P4"/>
      <text:p text:style-name="P4"/>
      <text:p text:style-name="P3"><text:span text:style-name="T3">3.In a Sequence diagram, Slanted lines describe _____________</text:span></text:p>
      <text:p text:style-name="P3"><text:span text:style-name="T3">A) Construction of objects</text:span></text:p>
      <text:p text:style-name="P3"><text:span text:style-name="T3">B) Destruction of object</text:span></text:p>
      <text:p text:style-name="P3"><text:soft-page-break/><text:span text:style-name="T3">C) Propogation delay of messages</text:span></text:p>
      <text:p text:style-name="P3"><text:span text:style-name="T3">D) order of messages</text:span></text:p>
      <text:p text:style-name="P3"><text:span text:style-name="T3">E) race conditions</text:span></text:p>
      <text:p text:style-name="P3"><text:span text:style-name="T3">ANS) Propogation delay of messages</text:span></text:p>
      <text:p text:style-name="P4"/>
      <text:p text:style-name="P4"/>
      <text:p text:style-name="P3"><text:span text:style-name="T3">4.Match the Following for a Component Diagram:</text:span></text:p>
      <text:p text:style-name="P3"><text:span text:style-name="T3">a. Component : 1) Dashed Arrows</text:span></text:p>
      <text:p text:style-name="P3"><text:span text:style-name="T3">b. Dependencies : 2)rectangles with two tabs at the upper left.</text:span></text:p>
      <text:p text:style-name="P3"><text:span text:style-name="T3">C . An Interface to the Component : 3)Circle and solid line</text:span></text:p>
      <text:p text:style-name="P3"><text:span text:style-name="T3">A) a-3</text:span></text:p>
      <text:p text:style-name="P3"><text:span text:style-name="T3">b-1</text:span></text:p>
      <text:p text:style-name="P3"><text:span text:style-name="T3">c-2</text:span></text:p>
      <text:p text:style-name="P3"><text:span text:style-name="T3">B) a-2</text:span></text:p>
      <text:p text:style-name="P3"><text:span text:style-name="T3">b-1</text:span></text:p>
      <text:p text:style-name="P3"><text:span text:style-name="T3">c-3</text:span></text:p>
      <text:p text:style-name="P3"><text:span text:style-name="T3">C) a-1</text:span></text:p>
      <text:p text:style-name="P3"><text:span text:style-name="T3">b-2</text:span></text:p>
      <text:p text:style-name="P4"/>
      <text:p text:style-name="P3"><text:span text:style-name="T3">c-3</text:span></text:p>
      <text:p text:style-name="P3"><text:span text:style-name="T3">D) a-2</text:span></text:p>
      <text:p text:style-name="P3"><text:soft-page-break/><text:span text:style-name="T3">b-3</text:span></text:p>
      <text:p text:style-name="P3"><text:span text:style-name="T3">c-1</text:span></text:p>
      <text:p text:style-name="P3"><text:span text:style-name="T3">ANS) a-2</text:span></text:p>
      <text:p text:style-name="P3"><text:span text:style-name="T3">b-1</text:span></text:p>
      <text:p text:style-name="P3"><text:span text:style-name="T3">c-3</text:span></text:p>
      <text:p text:style-name="P4"/>
      <text:p text:style-name="P4"/>
      <text:p text:style-name="P3"><text:span text:style-name="T3">5.Dog sub class is extending supercalss Mammal,How will represent using UML?</text:span></text:p>
      <text:p text:style-name="P3"><text:span text:style-name="T3">A) Filled diamond on side of the Super class</text:span></text:p>
      <text:p text:style-name="P3"><text:span text:style-name="T3">B) Hollow triangle shape on the superclass end of the line</text:span></text:p>
      <text:p text:style-name="P3"><text:span text:style-name="T3">C) Hollow diamond on</text:span></text:p>
      <text:p text:style-name="P3"><text:span text:style-name="T3">the Collection side</text:span></text:p>
      <text:p text:style-name="P3"><text:span text:style-name="T3">D) Hollow triangle shape on the subclass end of the line</text:span></text:p>
      <text:p text:style-name="P3"><text:span text:style-name="T3">ANS) Hollow triangle shape on the superclass end of the line</text:span></text:p>
      <text:p text:style-name="P4"/>
      <text:p text:style-name="P3"><text:span text:style-name="T3">6.What is the output of the below code:</text:span></text:p>
      <text:p text:style-name="P3"><text:span text:style-name="T3">public class Test {</text:span></text:p>
      <text:p text:style-name="P3"><text:span text:style-name="T3">public static void main(String[] args) {</text:span></text:p>
      <text:p text:style-name="P3"><text:span text:style-name="T3">List&lt;Integer&gt; list = new ArrayList&lt;Integer&gt;();</text:span></text:p>
      <text:p text:style-name="P3"><text:span text:style-name="T3">list.add(9);</text:span></text:p>
      <text:p text:style-name="P3"><text:span text:style-name="T3">list.add(8);</text:span></text:p>
      <text:p text:style-name="P3"><text:soft-page-break/><text:span text:style-name="T3">list.add(2);</text:span></text:p>
      <text:p text:style-name="P3"><text:span text:style-name="T3">list.add(1);</text:span></text:p>
      <text:p text:style-name="P3"><text:span text:style-name="T3">Collections.reverse(list);</text:span></text:p>
      <text:p text:style-name="P3"><text:span text:style-name="T3">Collections.sort(list);</text:span></text:p>
      <text:p text:style-name="P3"><text:span text:style-name="T3">Iterator itr = list.iterator();</text:span></text:p>
      <text:p text:style-name="P3"><text:span text:style-name="T3">Collections.shuffle(list);</text:span></text:p>
      <text:p text:style-name="P3"><text:span text:style-name="T3">while(itr.hasNext()){</text:span></text:p>
      <text:p text:style-name="P3"><text:span text:style-name="T3">System.out.println(itr.next());</text:span></text:p>
      <text:p text:style-name="P3"><text:span text:style-name="T3">}</text:span></text:p>
      <text:p text:style-name="P3"><text:span text:style-name="T3">}</text:span></text:p>
      <text:p text:style-name="P3"><text:span text:style-name="T3">}</text:span></text:p>
      <text:p text:style-name="P3"><text:span text:style-name="T3">A) 9 8 2 1</text:span></text:p>
      <text:p text:style-name="P3"><text:span text:style-name="T3">B) 1 2 8 9</text:span></text:p>
      <text:p text:style-name="P3"><text:span text:style-name="T3">C) 2 9 1 8</text:span></text:p>
      <text:p text:style-name="P3"><text:span text:style-name="T3">D) Non-Predicatable</text:span></text:p>
      <text:p text:style-name="P3"><text:span text:style-name="T3">ANS) Non-Predicatable</text:span></text:p>
      <text:p text:style-name="P4"/>
      <text:p text:style-name="P3"><text:span text:style-name="T3">7.Given the code fragment:</text:span></text:p>
      <text:p text:style-name="P3"><text:span text:style-name="T3">1. ArrayList&lt;Integer&gt; list = new ArrayList&lt;&gt;(1);</text:span></text:p>
      <text:p text:style-name="P3"><text:span text:style-name="T3">2. list.add(1001);</text:span></text:p>
      <text:p text:style-name="P3"><text:span text:style-name="T3">3. list.add(1002);</text:span></text:p>
      <text:p text:style-name="P3"><text:soft-page-break/><text:span text:style-name="T3">4. System.out.println(list.get(list.size()));</text:span></text:p>
      <text:p text:style-name="P3"><text:span text:style-name="T3">What is the result?</text:span></text:p>
      <text:p text:style-name="P3"><text:span text:style-name="T3">A) Compilation fails due to an error on line 1.</text:span></text:p>
      <text:p text:style-name="P3"><text:span text:style-name="T3">B) An exception is thrown at run time due to error on line 3</text:span></text:p>
      <text:p text:style-name="P3"><text:span text:style-name="T3">C) Anexception is thrown at run time due to error on line 4</text:span></text:p>
      <text:p text:style-name="P3"><text:span text:style-name="T3">D) 1001 1002</text:span></text:p>
      <text:p text:style-name="P3"><text:span text:style-name="T3">ANS) Anexception is thrown at run time due to error on line 4</text:span></text:p>
      <text:p text:style-name="P4"/>
      <text:p text:style-name="P3"><text:span text:style-name="T3">8. Which of the following describes the purpose of JUnit?</text:span></text:p>
      <text:p text:style-name="P3"><text:span text:style-name="T3">A It is a framework to help with writing unit tests for your code.</text:span></text:p>
      <text:p text:style-name="P3"><text:span text:style-name="T3">B It is a framework to help with writing code involving unit conversions.</text:span></text:p>
      <text:p text:style-name="P3"><text:span text:style-name="T3">C It is a framework to help with packaging your code into units for distribution.</text:span></text:p>
      <text:p text:style-name="P3"><text:span text:style-name="T3">D It is a framework to convert all days/dates in your code to June.</text:span></text:p>
      <text:p text:style-name="P3"><text:span text:style-name="T3">Answer: A</text:span></text:p>
      <text:p text:style-name="P4"/>
      <text:p text:style-name="P3"><text:span text:style-name="T3">9.Invoked only once?</text:span></text:p>
      <text:p text:style-name="P3"><text:span text:style-name="T3">a)@BeforeClass</text:span></text:p>
      <text:p text:style-name="P3"><text:span text:style-name="T3">b)@After</text:span></text:p>
      <text:p text:style-name="P3"><text:span text:style-name="T3">c)@Before</text:span></text:p>
      <text:p text:style-name="P3"><text:span text:style-name="T3">Answer : a</text:span></text:p>
      <text:p text:style-name="P4"/>
      <text:p text:style-name="P3"><text:soft-page-break/><text:span text:style-name="T3">10. Invoked before each test?</text:span></text:p>
      <text:p text:style-name="P3"><text:span text:style-name="T3">a)@BeforeClass</text:span></text:p>
      <text:p text:style-name="P3"><text:span text:style-name="T3">b)@After</text:span></text:p>
      <text:p text:style-name="P3"><text:span text:style-name="T3">c)@Before</text:span></text:p>
      <text:p text:style-name="P3"><text:span text:style-name="T3">Answer : @Before</text:span></text:p>
      <text:p text:style-name="P4"/>
      <text:p text:style-name="P3"><text:span text:style-name="T3">11. Invoked after each test?</text:span></text:p>
      <text:p text:style-name="P3"><text:span text:style-name="T3">a)@BeforeClass</text:span></text:p>
      <text:p text:style-name="P3"><text:span text:style-name="T3">b)@After</text:span></text:p>
      <text:p text:style-name="P3"><text:span text:style-name="T3">c)@Before</text:span></text:p>
      <text:p text:style-name="P3"><text:span text:style-name="T3">Answer : @After</text:span></text:p>
      <text:p text:style-name="P4"/>
      <text:p text:style-name="P3"><text:span text:style-name="T3">12. Only once invoked finishing all tests?</text:span></text:p>
      <text:p text:style-name="P3"><text:span text:style-name="T3">a)@BeforeClass</text:span></text:p>
      <text:p text:style-name="P3"><text:span text:style-name="T3">b)@After</text:span></text:p>
      <text:p text:style-name="P3"><text:span text:style-name="T3">c)@Before</text:span></text:p>
      <text:p text:style-name="P3"><text:span text:style-name="T3">d)AfterClass</text:span></text:p>
      <text:p text:style-name="P3"><text:span text:style-name="T3">Answer : @AfterClass</text:span></text:p>
      <text:p text:style-name="P4"/>
      <text:p text:style-name="P3"><text:span text:style-name="T3">13. Which diagram in UML shows a complete or partial view of the structure of a</text:span></text:p>
      <text:p text:style-name="P3"><text:span text:style-name="T3">modeled system at a specific time?</text:span></text:p>
      <text:p text:style-name="P3"><text:soft-page-break/><text:span text:style-name="T3">a) Sequence Diagram</text:span></text:p>
      <text:p text:style-name="P3"><text:span text:style-name="T3">b) Collaboration Diagram</text:span></text:p>
      <text:p text:style-name="P3"><text:span text:style-name="T3">c) Class Diagram</text:span></text:p>
      <text:p text:style-name="P3"><text:span text:style-name="T3">d) Object Diagram</text:span></text:p>
      <text:p text:style-name="P3"><text:span text:style-name="T3">Answer: d</text:span></text:p>
      <text:p text:style-name="P4"/>
      <text:p text:style-name="P3"><text:span text:style-name="T3">14. In use case diagram actor represents?</text:span></text:p>
      <text:p text:style-name="P3"><text:span text:style-name="T3">Answer: An actor represent a roll that an outsider takes on when intracting with the</text:span></text:p>
      <text:p text:style-name="P3"><text:span text:style-name="T3">business system for instance, an action can be a customer, a business partner , a supplier</text:span></text:p>
      <text:p text:style-name="P3"><text:span text:style-name="T3">or another business system</text:span></text:p>
      <text:p text:style-name="P4"/>
      <text:p text:style-name="P4"/>
      <text:p text:style-name="P3"><text:span text:style-name="T3">15. Aggregation represent in UML?</text:span></text:p>
      <text:p text:style-name="P3"><text:span text:style-name="T2">Answer</text:span><text:span text:style-name="T3"> : hollow diamond on the collection side</text:span></text:p>
      <text:p text:style-name="P4"/>
      <text:p text:style-name="P3"><text:span text:style-name="T3">16. Composition represent in UML?</text:span></text:p>
      <text:p text:style-name="P3"><text:span text:style-name="T2">Answer</text:span><text:span text:style-name="T3"> : Filled diamond on the side of the collection</text:span></text:p>
      <text:p text:style-name="P4"/>
      <text:p text:style-name="P3"><text:span text:style-name="T3">17. Generalization represent in UML?</text:span></text:p>
      <text:p text:style-name="P3"><text:span text:style-name="T2">Answer</text:span><text:span text:style-name="T3"> : hollow triangle shape on the superclass end of the line</text:span></text:p>
      <text:p text:style-name="P4"/>
      <text:p text:style-name="P3"><text:soft-page-break/><text:span text:style-name="T3">18. Dependency represent in UML?</text:span></text:p>
      <text:p text:style-name="P3"><text:span text:style-name="T2">Answer</text:span><text:span text:style-name="T3"> : dotted line followed by</text:span></text:p>
      <text:p text:style-name="P4"/>
      <text:p text:style-name="P4"/>
      <text:p text:style-name="P3"><text:span text:style-name="T3">19. The relationship between the object and component parts in UML diagram are</text:span></text:p>
      <text:p text:style-name="P3"><text:span text:style-name="T3">represented by ----------------.</text:span></text:p>
      <text:p text:style-name="P3"><text:span text:style-name="T2">Answer</text:span><text:span text:style-name="T3"> : Aggregation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28" meta:word-count="623" meta:character-count="3606" meta:non-whitespace-character-count="3112"/>
    <meta:generator>LibreOfficeDev/6.0.5.2$Linux_X86_64 LibreOffice_project/</meta:generator>
  </office:meta>
</office:document-meta>
</file>